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0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8cm"/>
    </style:style>
    <style:style style:name="gr5" style:family="graphic" style:parent-style-name="standard">
      <style:graphic-properties draw:stroke="none" svg:stroke-color="#000000" draw:fill="none" draw:fill-color="#ffffff" fo:min-height="1.4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4.028cm" svg:height="2.48cm" svg:x="14.772cm" svg:y="12.099cm">
          <text:p text:style-name="P1"><text:span text:style-name="T1">Если </text:span></text:p>
          <text:p text:style-name="P1"><text:span text:style-name="T1">I &lt; MAX_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5" draw:id="id5" draw:layer="layout" svg:width="4.027cm" svg:height="2.479cm" svg:x="14.773cm" svg:y="2.6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71cm" svg:height="4.273cm" svg:x="7.2cm" svg:y="15.451cm">
          <draw:text-box>
            <text:p/>
          </draw:text-box>
        </draw:frame>
        <draw:custom-shape draw:style-name="gr1" draw:text-style-name="P1" xml:id="id1" draw:id="id1" draw:layer="layout" svg:width="4.027cm" svg:height="2.48cm" svg:x="20.3cm" svg:y="30.02cm">
          <text:p text:style-name="P1">Вывод:</text:p>
          <text:p text:style-name="P1">n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4.028cm" svg:height="2.476cm" svg:x="15.672cm" svg:y="36.28cm">
          <text:p text:style-name="P1">Конец </text:p>
          <text:p text:style-name="P1">программы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22.313cm" svg:y1="32.5cm" svg:x2="17.686cm" svg:y2="36.28cm" draw:start-shape="id1" draw:start-glue-point="8" draw:end-shape="id2" draw:end-glue-point="4" svg:d="M22313 32500v1891h-4627v1889">
          <text:p/>
        </draw:connector>
        <draw:frame draw:style-name="gr4" draw:text-style-name="P3" draw:layer="layout" svg:width="1.871cm" svg:height="1.808cm" svg:x="14.129cm" svg:y="12.379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18.129cm" svg:y="12.571cm">
          <draw:text-box>
            <text:p><text:span text:style-name="T1">нет</text:span></text:p>
          </draw:text-box>
        </draw:frame>
        <draw:custom-shape draw:style-name="gr1" draw:text-style-name="P4" xml:id="id4" draw:id="id4" draw:layer="layout" svg:width="4.628cm" svg:height="2.477cm" svg:x="11.772cm" svg:y="14.823cm">
          <text:p text:style-name="P4"><text:span text:style-name="T2"/></text:p>
          <text:p text:style-name="P4"><text:span text:style-name="T2">averige =+ a[i],</text:span></text:p>
          <text:p text:style-name="P4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4.772cm" svg:y1="13.339cm" svg:x2="14.086cm" svg:y2="14.823cm" draw:start-shape="id3" draw:start-glue-point="5" draw:end-shape="id4" draw:end-glue-point="4" svg:d="M14772 13339h-686v1484">
          <text:p/>
        </draw:connector>
        <draw:connector draw:style-name="gr3" draw:text-style-name="P1" draw:layer="layout" svg:x1="16.786cm" svg:y1="5.079cm" svg:x2="16.786cm" svg:y2="7.302cm" draw:start-shape="id5" draw:start-glue-point="6" draw:end-shape="id6" draw:end-glue-point="4" svg:d="M16786 5079v2223">
          <text:p/>
        </draw:connector>
        <draw:custom-shape draw:style-name="gr1" draw:text-style-name="P4" xml:id="id6" draw:id="id6" draw:layer="layout" svg:width="4.028cm" svg:height="2.477cm" svg:x="14.772cm" svg:y="7.302cm">
          <text:p text:style-name="P1"><text:span text:style-name="T2">I = 0,</text:span></text:p>
          <text:p text:style-name="P1"><text:span text:style-name="T2">Averige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786cm" svg:y1="9.779cm" svg:x2="16.786cm" svg:y2="12.099cm" draw:start-shape="id6" draw:start-glue-point="6" draw:end-shape="id3" draw:end-glue-point="4" svg:d="M16786 9779v2320">
          <text:p/>
        </draw:connector>
        <draw:connector draw:style-name="gr3" draw:text-style-name="P1" draw:layer="layout" draw:line-skew="0cm -8.101cm -1.019cm" svg:x1="14.086cm" svg:y1="17.3cm" svg:x2="16.786cm" svg:y2="12.099cm" draw:start-shape="id4" draw:start-glue-point="6" draw:end-shape="id3" draw:end-glue-point="4" svg:d="M14086 17300v501h-2886v-7222h5586v1520">
          <text:p/>
        </draw:connector>
        <draw:custom-shape draw:style-name="gr1" draw:text-style-name="P2" xml:id="id10" draw:id="id10" draw:layer="layout" svg:width="4.028cm" svg:height="2.48cm" svg:x="15.772cm" svg:y="20.42cm">
          <text:p text:style-name="P1"><text:span text:style-name="T1">Если </text:span></text:p>
          <text:p text:style-name="P1"><text:span text:style-name="T1">I &lt; MAX_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8.2cm" svg:y="23.772cm">
          <draw:text-box>
            <text:p/>
          </draw:text-box>
        </draw:frame>
        <draw:frame draw:style-name="gr4" draw:text-style-name="P3" draw:layer="layout" svg:width="1.871cm" svg:height="1.808cm" svg:x="15.129cm" svg:y="20.7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19.129cm" svg:y="20.892cm">
          <draw:text-box>
            <text:p><text:span text:style-name="T1">нет</text:span></text:p>
          </draw:text-box>
        </draw:frame>
        <draw:custom-shape draw:style-name="gr1" draw:text-style-name="P4" xml:id="id9" draw:id="id9" draw:layer="layout" svg:width="4.028cm" svg:height="2.477cm" svg:x="11.372cm" svg:y="29.8cm">
          <text:p text:style-name="P1"><text:span text:style-name="T2">I++</text:span></text:p>
          <text:p text:style-name="P1"><text:span text:style-name="T2">num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8.328cm" svg:height="2.78cm" svg:x="8.872cm" svg:y="22.72cm">
          <text:p text:style-name="P2"><text:span text:style-name="T1">Если </text:span></text:p>
          <text:p text:style-name="P2"><text:span text:style-name="T1">a[i] &gt; averige-3 &amp;&amp; </text:span></text:p>
          <text:p text:style-name="P2"><text:span text:style-name="T1">a[i] &lt; averige+3 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871cm" svg:height="1.688cm" svg:x="8.229cm" svg:y="23.012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16.529cm" svg:y="23.092cm">
          <draw:text-box>
            <text:p><text:span text:style-name="T1">нет</text:span></text:p>
          </draw:text-box>
        </draw:frame>
        <draw:connector draw:style-name="gr3" draw:text-style-name="P1" draw:layer="layout" svg:x1="8.872cm" svg:y1="24.11cm" svg:x2="8.486cm" svg:y2="26.22cm" draw:start-shape="id7" draw:start-glue-point="5" draw:end-shape="id8" draw:end-glue-point="5" svg:d="M8872 24110h-386v2110">
          <text:p/>
        </draw:connector>
        <draw:connector draw:style-name="gr3" draw:text-style-name="P1" draw:layer="layout" svg:x1="8.486cm" svg:y1="28.7cm" svg:x2="13.386cm" svg:y2="29.8cm" draw:start-shape="id8" draw:start-glue-point="8" draw:end-shape="id9" svg:d="M8486 28700v550h4900v550">
          <text:p/>
        </draw:connector>
        <draw:connector draw:style-name="gr3" draw:text-style-name="P1" draw:layer="layout" draw:line-skew="0cm 1.56cm" svg:x1="17.2cm" svg:y1="24.11cm" svg:x2="13.386cm" svg:y2="29.8cm" draw:start-shape="id7" draw:start-glue-point="7" draw:end-shape="id9" draw:end-glue-point="4" svg:d="M17200 24110h502v5100h-4316v590">
          <text:p/>
        </draw:connector>
        <draw:connector draw:style-name="gr3" draw:text-style-name="P1" draw:layer="layout" svg:x1="15.772cm" svg:y1="21.66cm" svg:x2="13.036cm" svg:y2="22.72cm" draw:start-shape="id10" draw:end-shape="id7" draw:end-glue-point="4" svg:d="M15772 21660h-2736v1060">
          <text:p/>
        </draw:connector>
        <draw:connector draw:style-name="gr3" draw:text-style-name="P1" draw:layer="layout" draw:line-skew="0cm -5.271cm -1.019cm" svg:x1="13.386cm" svg:y1="32.277cm" svg:x2="17.786cm" svg:y2="20.42cm" draw:start-shape="id9" draw:start-glue-point="6" draw:end-shape="id10" draw:end-glue-point="4" svg:d="M13386 32277v501h-7786v-13878h12186v1520">
          <text:p/>
        </draw:connector>
        <draw:connector draw:style-name="gr3" draw:text-style-name="P1" draw:layer="layout" svg:x1="19.8cm" svg:y1="21.66cm" svg:x2="22.313cm" svg:y2="30.02cm" draw:start-shape="id10" draw:start-glue-point="7" draw:end-shape="id1" draw:end-glue-point="5" svg:d="M19800 21660h2513v8360">
          <text:p/>
        </draw:connector>
        <draw:custom-shape draw:style-name="gr1" draw:text-style-name="P4" xml:id="id11" draw:id="id11" draw:layer="layout" svg:width="8.828cm" svg:height="2.477cm" svg:x="17.472cm" svg:y="14.823cm">
          <text:p text:style-name="P4"><text:span text:style-name="T2">averige = averige/MAX_A,</text:span></text:p>
          <text:p text:style-name="P1"><text:span text:style-name="T2">I = 0, n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8cm" svg:y1="13.339cm" svg:x2="21.886cm" svg:y2="14.823cm" draw:start-shape="id3" draw:start-glue-point="7" draw:end-shape="id11" svg:d="M18800 13339h3086v1484">
          <text:p/>
        </draw:connector>
        <draw:connector draw:style-name="gr3" draw:text-style-name="P1" draw:layer="layout" svg:x1="21.886cm" svg:y1="17.3cm" svg:x2="17.786cm" svg:y2="20.42cm" draw:start-shape="id11" draw:start-glue-point="6" draw:end-shape="id10" draw:end-glue-point="4" svg:d="M21886 17300v1560h-4100v1560">
          <text:p/>
        </draw:connector>
        <draw:custom-shape draw:style-name="gr1" draw:text-style-name="P1" xml:id="id8" draw:id="id8" draw:layer="layout" svg:width="4.027cm" svg:height="2.48cm" svg:x="6.473cm" svg:y="26.22cm">
          <text:p text:style-name="P1">Вывод:</text:p>
          <text:p text:style-name="P1">a[i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cm" fo:page-height="4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0-21T18:08:02.73</dc:date>
    <meta:editing-duration>PT1H20M14S</meta:editing-duration>
    <meta:editing-cycles>9</meta:editing-cycles>
    <meta:generator>OpenOffice/4.1.1$Win32 OpenOffice.org_project/411m6$Build-9775</meta:generator>
    <meta:document-statistic meta:object-count="32"/>
  </office:meta>
</office:document-meta>
</file>